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dd1bd"/>
    </style:style>
    <style:style style:name="P2" style:family="paragraph" style:parent-style-name="Preformatted_20_Text">
      <style:text-properties officeooo:rsid="001dd1bd" officeooo:paragraph-rsid="001dd1bd"/>
    </style:style>
    <style:style style:name="P3" style:family="paragraph" style:parent-style-name="Standard">
      <style:text-properties officeooo:paragraph-rsid="001dd1bd"/>
    </style:style>
    <style:style style:name="T1" style:family="text">
      <style:text-properties officeooo:rsid="001dd1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&lt;GÉNÉRATION DU CODE&gt;</text:p>
      <text:p text:style-name="P1"><text:s/>La génération de code est réalisé à partir de l'arbre généré lors de la passe 2.</text:p>
      <text:p text:style-name="P1">On parcours l'arbre de manière descendante.</text:p>
      <text:p text:style-name="P2">On parcours via les fonction coder_XXX, par exemple, coder_LIST_DECL() code tout ce qui correspond à la décalration des variables (« ADDSP »)</text:p>
      <text:p text:style-name="P1"><text:span text:style-name="T1">O</text:span>n <text:span text:style-name="T1">effectue les </text:span>vérifi<text:span text:style-name="T1">cations</text:span> suivantes</text:p>
      <text:p text:style-name="P1"><text:s/>- verification des bornes lors de l'affectation</text:p>
      <text:p text:style-name="P1"><text:s/>- verification d'overlfow sur les allocations de variables en pile</text:p>
      <text:p text:style-name="Preformatted_20_Text"/>
      <text:p text:style-name="Preformatted_20_Text">&lt;GESTION DES REGISTRES&gt;</text:p>
      <text:p text:style-name="Preformatted_20_Text">Nous avons crée une classe Memory pour gérer les registres.</text:p>
      <text:p text:style-name="Preformatted_20_Text">La méthode allocate() permet d'obtenir un registre non utilisé, elle retourne null si aucun registre n'est libre</text:p>
      <text:p text:style-name="Preformatted_20_Text">La méthode liberate() permet de libérer un registre allouer précédemment afin de le réutiliser par la suite.</text:p>
      <text:p text:style-name="P3"/>
      <text:p text:style-name="P1">Les registres R0 et R1 sont réservés, le registre R1 pour les fonctions de lecture et d'écriture.</text:p>
      <text:p text:style-name="P1">Le registre R0 est réservé pour une utilisation locale dans une fonction.</text:p>
      <text:p text:style-name="P1">Les autres registres sont <text:span text:style-name="T1">alloué et libéré via les fonction cités précédemment.</text:span></text:p>
      <text:p text:style-name="Preformatted_20_Text"/>
      <text:p text:style-name="Preformatted_20_Text">&lt;GESTION DE LA PILE&gt;</text:p>
      <text:p text:style-name="Preformatted_20_Text">Pour simuler notre pile, nous avons utilisé une HashMap qui contient la position de la pile par rapport à GB et le nom de la variable </text:p>
      <text:p text:style-name="Preformatted_20_Text">Au début de la génération, on utilise la méthode add_var(Arbre a) qui permet d'ajouter une variable dans la HaspMap.</text:p>
      <text:p text:style-name="Preformatted_20_Text">A la fin de LIST_DECL, on teste si l'ajout des variables n'a pas crée un débordement de pile et on incrémente SP(stack pointer).</text:p>
      <text:p text:style-name="Preformatted_20_Text">La méthode get_var(String var) permet de récuperer la position en pile de la variable var.</text:p>
      <text:p text:style-name="Preformatted_20_Text">La méthode add_new_var() permet d'allouer un emplacement en pile et retourne ce dernier, on peut libérer l'emplacement libérer avec la méthode free(int pos) avec pos la position en pile.</text:p>
      <text:p text:style-name="Preformatted_20_Text"><text:s text:c="2"/>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9T15:47:05.783374399</dc:date>
    <meta:editing-duration>PT4M6S</meta:editing-duration>
    <meta:editing-cycles>1</meta:editing-cycles>
    <meta:document-statistic meta:table-count="0" meta:image-count="0" meta:object-count="0" meta:page-count="1" meta:paragraph-count="21" meta:word-count="273" meta:character-count="1666" meta:non-whitespace-character-count="1407"/>
    <meta:generator>LibreOffice/6.0.6.2$Linux_X86_64 LibreOffice_project/00m0$Build-2</meta:generator>
  </office:meta>
</office:document-meta>
</file>